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4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o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0-4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e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et nourricie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e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1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Veranda</text:p>
          </table:table-cell>
          <table:table-cell table:formula="of:=[.D1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6]+8" office:value-type="float" office:value="13" calcext:value-type="float">
            <text:p>13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e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1"/>
          <table:table-cell table:number-columns-repeated="2"/>
          <table:table-cell table:style-name="ce1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e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Sentier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e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a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e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E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200-4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1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07:51:41.21685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1-06-16T08:03:53.632507943</dc:date>
    <meta:editing-duration>PT11H55M40S</meta:editing-duration>
    <meta:editing-cycles>64</meta:editing-cycles>
    <meta:generator>LibreOffice/6.4.7.2$Linux_X86_64 LibreOffice_project/40$Build-2</meta:generator>
    <meta:document-statistic meta:table-count="1" meta:cell-count="591" meta:object-count="0"/>
  </office:meta>
</office:document-meta>
</file>